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5" style:family="paragraph" style:parent-style-name="Standard" style:list-style-name="L1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6" style:family="paragraph" style:parent-style-name="Standard" style:list-style-name="L1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NEL DIVINITY (110)</text:p>
      <text:p text:style-name="Standard"/>
      <text:list xml:id="list2074162859826290028" text:style-name="L1">
        <text:list-item>
          <text:p text:style-name="P2">Divine Sense (111)</text:p>
          <text:list>
            <text:list-item>
              <text:p text:style-name="P2"><text:span text:style-name="T3">Bonus Action: </text:span><text:span text:style-name="T2">Open your awareness to detect Celestials, Fiends, and Undead.</text:span></text:p>
              <text:list>
                <text:list-item>
                  <text:p text:style-name="P7">For the next 10 minutes or until Incapacitated, know the location of any creature of those types within 60 ft.</text:p>
                </text:list-item>
                <text:list-item>
                  <text:p text:style-name="P7">Within the same radius, detect the presence of any consecrated or desecrated object\</text:p>
                  <text:p text:style-name="P7"><text:span text:style-name="T3"/></text:p>
                </text:list-item>
              </text:list>
            </text:list-item>
          </text:list>
        </text:list-item>
        <text:list-item>
          <text:p text:style-name="P8">Emissary of Peace<text:span text:style-name="T7"> </text:span>(XgTE 39)</text:p>
          <text:list>
            <text:list-item>
              <text:p text:style-name="P5"><text:span text:style-name="T6">Bonus Action:</text:span><text:span text:style-name="T4"> +5 to Persuasion checks for the next 10 minutes.</text:span></text:p>
            </text:list-item>
          </text:list>
        </text:list-item>
      </text:list>
      <text:p text:style-name="P4"><text:span text:style-name="T4"><text:s/></text:span></text:p>
      <text:list xml:id="list30550772" text:continue-numbering="true" text:style-name="L1">
        <text:list-item>
          <text:p text:style-name="P8">Rebuke the Violent (XgTE 39)</text:p>
          <text:list>
            <text:list-item>
              <text:p text:style-name="P8">Reaction<text:span text:style-name="T7">: Immediately after an attacker within 30 feet of you deals damage with an attack against a creature other than you, force the attacker to make a Wisdom Saving Throw</text:span></text:p>
              <text:list>
                <text:list-item>
                  <text:p text:style-name="P5"><text:span text:style-name="T7">Failed Save</text:span><text:span text:style-name="T4">: Attacker takes radiant damage equal to the damage it just dealt</text:span></text:p>
                </text:list-item>
                <text:list-item>
                  <text:p text:style-name="P5"><text:span text:style-name="T4">Successful Save: Attacker takes half as much damage </text:span></text:p>
                </text:list-item>
              </text:list>
            </text:list-item>
          </text:list>
        </text:list-item>
      </text:list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7-14T10:29:13.63</dc:date>
    <dc:creator>Paul Paroczai</dc:creator>
    <meta:editing-duration>PT1H24M17S</meta:editing-duration>
    <meta:editing-cycles>7</meta:editing-cycles>
    <meta:printed-by>Paul Paroczai</meta:printed-by>
    <meta:print-date>2025-07-14T10:18:14.30</meta:print-date>
    <meta:document-statistic meta:table-count="0" meta:image-count="0" meta:object-count="0" meta:page-count="1" meta:paragraph-count="12" meta:word-count="132" meta:character-count="738"/>
  </office:meta>
</office:document-meta>
</file>